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</office:automatic-styles>
  <office:body>
    <office:text text:use-soft-page-breaks="true">
      <text:p text:style-name="P1">1st page</text:p>
      <text:soft-page-break/>
      <text:p text:style-name="P2">2nd pag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Header default</text:p>
      </style:header>
      <style:header-left>
        <text:p text:style-name="Kopfzeile">Even/Gerade Header</text:p>
      </style:header-left>
    </style:master-page>
    <style:master-page style:next-style-name="MP0" style:name="MPF0" style:page-layout-name="PL0">
      <style:header>
        <text:p text:style-name="Kopfzeile">First page header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oslav Dzunic</meta:initial-creator>
    <dc:creator>Miroslav Dzunic</dc:creator>
    <meta:creation-date>2014-12-02T12:40:00Z</meta:creation-date>
    <dc:date>2014-12-02T12:40:00Z</dc:date>
    <meta:template xlink:href="Normal.dotm" xlink:type="simple"/>
    <meta:editing-cycles>2</meta:editing-cycles>
    <meta:editing-duration>PT0S</meta:editing-duration>
    <meta:document-statistic meta:page-count="2" meta:paragraph-count="1" meta:word-count="2" meta:character-count="18" meta:row-count="1" meta:non-whitespace-character-count="17"/>
  </office:meta>
</office:document-meta>
</file>